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Read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Les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Lesekompetenzen, 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Reading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reading literacy, which is defined as "understanding, using, reflecting on and engaging with written texts, in order to achieve one's goals, develop one's knowledge and potential and participate in societ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Hier werden die Ergebnisse für Lesekompetenzen dargestellt, was definiert ist als "Verstehen, Benutzen und Auseinandersetzen mit geschriebenen Texte, um seine Ziele zu erreichen, sein Wissen zu entwickeln und in der Geselltschaft teilzuhaben". 15-Jährige Schüler machen zweistündige Tests, in denen Kompetenzen in den Felern Mathematik, Lesekompetenz und Naturwissenschaften geprüft werden. Hier werden die Ergebnisse für Mathematik gezeigt.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2"/>
          <table:table-cell table:style-name="ce10" table:number-columns-repeated="3"/>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table-cell table:style-name="ce10"/>
          <table:table-cell/>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03" calcext:value-type="float">
            <text:p>503.00</text:p>
          </table:table-cell>
          <table:table-cell table:style-name="ce20"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85" calcext:value-type="float">
            <text:p>485.00</text:p>
          </table:table-cell>
          <table:table-cell table:style-name="ce8"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499" calcext:value-type="float">
            <text:p>499.00</text:p>
          </table:table-cell>
          <table:table-cell table:style-name="ce9"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7" calcext:value-type="float">
            <text:p>527.00</text:p>
          </table:table-cell>
          <table:table-cell table:style-name="ce8"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59" calcext:value-type="float">
            <text:p>459.00</text:p>
          </table:table-cell>
          <table:table-cell table:style-name="ce9" office:value-type="float" office:value="441" calcext:value-type="float">
            <text:p>44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87" calcext:value-type="float">
            <text:p>487.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0" calcext:value-type="float">
            <text:p>500.00</text:p>
          </table:table-cell>
          <table:table-cell table:style-name="ce9"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19" calcext:value-type="float">
            <text:p>519.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26" calcext:value-type="float">
            <text:p>526.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9" calcext:value-type="float">
            <text:p>499.00</text:p>
          </table:table-cell>
          <table:table-cell table:style-name="ce8"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67" calcext:value-type="float">
            <text:p>467.00</text:p>
          </table:table-cell>
          <table:table-cell table:style-name="ce8"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0" calcext:value-type="float">
            <text:p>470.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2" calcext:value-type="float">
            <text:p>482.00</text:p>
          </table:table-cell>
          <table:table-cell table:style-name="ce8"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21" calcext:value-type="float">
            <text:p>521.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9" calcext:value-type="float">
            <text:p>479.00</text:p>
          </table:table-cell>
          <table:table-cell table:style-name="ce8" office:value-type="float" office:value="486" calcext:value-type="float">
            <text:p>48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5" calcext:value-type="float">
            <text:p>485.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16" calcext:value-type="float">
            <text:p>516.00</text:p>
          </table:table-cell>
          <table:table-cell table:style-name="ce8"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7" calcext:value-type="float">
            <text:p>517.00</text:p>
          </table:table-cell>
          <table:table-cell table:style-name="ce9"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8" calcext:value-type="float">
            <text:p>488.00</text:p>
          </table:table-cell>
          <table:table-cell table:style-name="ce8"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1" calcext:value-type="float">
            <text:p>481.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23" calcext:value-type="float">
            <text:p>423.00</text:p>
          </table:table-cell>
          <table:table-cell table:style-name="ce8" office:value-type="float" office:value="424" calcext:value-type="float">
            <text:p>42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3" calcext:value-type="float">
            <text:p>503.00</text:p>
          </table:table-cell>
          <table:table-cell table:style-name="ce9" office:value-type="float" office:value="511" calcext:value-type="float">
            <text:p>51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09" calcext:value-type="float">
            <text:p>509.00</text:p>
          </table:table-cell>
          <table:table-cell table:style-name="ce8"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13" calcext:value-type="float">
            <text:p>513.00</text:p>
          </table:table-cell>
          <table:table-cell table:style-name="ce9"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6" calcext:value-type="float">
            <text:p>50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8" calcext:value-type="float">
            <text:p>498.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53" calcext:value-type="float">
            <text:p>453.00</text:p>
          </table:table-cell>
          <table:table-cell table:style-name="ce8"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05" calcext:value-type="float">
            <text:p>505.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6" calcext:value-type="float">
            <text:p>496.00</text:p>
          </table:table-cell>
          <table:table-cell table:style-name="ce8"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500" calcext:value-type="float">
            <text:p>500.00</text:p>
          </table:table-cell>
          <table:table-cell table:style-name="ce9"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492" calcext:value-type="float">
            <text:p>492.00</text:p>
          </table:table-cell>
          <table:table-cell table:style-name="ce8"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8" calcext:value-type="float">
            <text:p>428.00</text:p>
          </table:table-cell>
          <table:table-cell table:style-name="ce9" office:value-type="float" office:value="475" calcext:value-type="float">
            <text:p>47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8" calcext:value-type="float">
            <text:p>498.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7" calcext:value-type="float">
            <text:p>497.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05" calcext:value-type="float">
            <text:p>405.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50" calcext:value-type="float">
            <text:p>350.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25" calcext:value-type="float">
            <text:p>425.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7" calcext:value-type="float">
            <text:p>407.00</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494" calcext:value-type="float">
            <text:p>49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32" calcext:value-type="float">
            <text:p>432</text:p>
          </table:table-cell>
          <table:table-cell table:style-name="ce9" office:value-type="float" office:value="436" calcext:value-type="float">
            <text:p>43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25" calcext:value-type="float">
            <text:p>425</text:p>
          </table:table-cell>
          <table:table-cell table:style-name="ce9" office:value-type="float" office:value="403" calcext:value-type="float">
            <text:p>403</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7" calcext:value-type="float">
            <text:p>427</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87" calcext:value-type="float">
            <text:p>487</text:p>
          </table:table-cell>
          <table:table-cell table:style-name="ce9" office:value-type="float" office:value="485" calcext:value-type="float">
            <text:p>485</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58" calcext:value-type="float">
            <text:p>35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52" calcext:value-type="float">
            <text:p>352</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01" calcext:value-type="float">
            <text:p>40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7" calcext:value-type="float">
            <text:p>527</text:p>
          </table:table-cell>
          <table:table-cell table:style-name="ce8" office:value-type="float" office:value="545" calcext:value-type="float">
            <text:p>54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97" calcext:value-type="float">
            <text:p>397</text:p>
          </table:table-cell>
          <table:table-cell table:style-name="ce9" office:value-type="float" office:value="396" calcext:value-type="float">
            <text:p>396</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8" calcext:value-type="float">
            <text:p>408</text:p>
          </table:table-cell>
          <table:table-cell table:style-name="ce8" office:value-type="float" office:value="399" calcext:value-type="float">
            <text:p>39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393" calcext:value-type="float">
            <text:p>393</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27" calcext:value-type="float">
            <text:p>42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47" calcext:value-type="float">
            <text:p>3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47" calcext:value-type="float">
            <text:p>34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2" calcext:value-type="float">
            <text:p>472</text:p>
          </table:table-cell>
          <table:table-cell table:style-name="ce9" office:value-type="float" office:value="477" calcext:value-type="float">
            <text:p>477</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09" calcext:value-type="float">
            <text:p>509</text:p>
          </table:table-cell>
          <table:table-cell table:style-name="ce8" office:value-type="float" office:value="509" calcext:value-type="float">
            <text:p>509</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398" calcext:value-type="float">
            <text:p>398</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31" calcext:value-type="float">
            <text:p>431</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47" calcext:value-type="float">
            <text:p>4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16" calcext:value-type="float">
            <text:p>41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27" calcext:value-type="float">
            <text:p>427</text:p>
          </table:table-cell>
          <table:table-cell table:style-name="ce9" office:value-type="float" office:value="422" calcext:value-type="float">
            <text:p>422</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8" calcext:value-type="float">
            <text:p>398</text:p>
          </table:table-cell>
          <table:table-cell table:style-name="ce8" office:value-type="float" office:value="384" calcext:value-type="float">
            <text:p>384</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88" calcext:value-type="float">
            <text:p>388</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4" calcext:value-type="float">
            <text:p>434</text:p>
          </table:table-cell>
          <table:table-cell table:style-name="ce8" office:value-type="float" office:value="438" calcext:value-type="float">
            <text:p>438</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5" calcext:value-type="float">
            <text:p>495</text:p>
          </table:table-cell>
          <table:table-cell table:style-name="ce9" office:value-type="float" office:value="475" calcext:value-type="float">
            <text:p>475</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35" calcext:value-type="float">
            <text:p>535</text:p>
          </table:table-cell>
          <table:table-cell table:style-name="ce8" office:value-type="float" office:value="542" calcext:value-type="float">
            <text:p>542</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497" calcext:value-type="float">
            <text:p>497</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09" calcext:value-type="float">
            <text:p>409</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7" calcext:value-type="float">
            <text:p>42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61" calcext:value-type="float">
            <text:p>361</text:p>
          </table:table-cell>
          <table:table-cell table:style-name="ce8" office:value-type="float" office:value="404" calcext:value-type="float">
            <text:p>404</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4" calcext:value-type="float">
            <text:p>434</text:p>
          </table:table-cell>
          <table:table-cell table:style-name="ce9" office:value-type="float" office:value="442" calcext:value-type="float">
            <text:p>442</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7" calcext:value-type="float">
            <text:p>437</text:p>
          </table:table-cell>
          <table:table-cell table:style-name="ce8" office:value-type="float" office:value="411" calcext:value-type="float">
            <text:p>411</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87" calcext:value-type="float">
            <text:p>487</text:p>
          </table:table-cell>
          <table:table-cell table:style-name="ce9" office:value-type="float" office:value="508" calcext:value-type="float">
            <text:p>50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